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1eab" officeooo:paragraph-rsid="00181ea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<text:date style:data-style-name="N37" text:date-value="2019-09-16T10:49:37.320082043" text:fixed="true">09/16/19</text:date><text:s/><text:time style:data-style-name="N43" text:time-value="2019-09-16T10:49:42.387205283" text:fixed="true">10:49:42 AM</text:ti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tteo Gamboz</meta:initial-creator>
    <meta:creation-date>2019-09-16T10:49:19.620470413</meta:creation-date>
    <dc:date>2019-09-16T10:50:53.812887164</dc:date>
    <dc:creator>Matteo Gamboz</dc:creator>
    <meta:editing-duration>PT1M34S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2"/>
    <meta:generator>LibreOffice/6.3.1.2$Linux_X86_64 LibreOffice_project/30$Build-2</meta:generator>
  </office:meta>
</office:document-meta>
</file>